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d883" officeooo:paragraph-rsid="001d5142"/>
    </style:style>
    <style:style style:name="P2" style:family="paragraph" style:parent-style-name="Standard">
      <style:paragraph-properties fo:text-align="justify" style:justify-single-word="false"/>
      <style:text-properties officeooo:rsid="001cd883" officeooo:paragraph-rsid="001cd883"/>
    </style:style>
    <style:style style:name="P3" style:family="paragraph" style:parent-style-name="Standard">
      <style:paragraph-properties fo:text-align="justify" style:justify-single-word="false"/>
      <style:text-properties officeooo:paragraph-rsid="001cd883"/>
    </style:style>
    <style:style style:name="T1" style:family="text">
      <style:text-properties fo:color="#1290c3" style:font-name="Monospace" fo:font-size="10pt" fo:font-weight="bold" style:font-size-asian="10pt" style:font-weight-asian="bold" fo:background-color="#323232"/>
    </style:style>
    <style:style style:name="T2" style:family="text">
      <style:text-properties fo:color="#1290c3" style:font-name="Monospace" fo:font-size="10pt" fo:font-weight="bold" officeooo:rsid="001cd883" style:font-size-asian="10pt" style:font-weight-asian="bold" fo:background-color="#323232"/>
    </style:style>
    <style:style style:name="T3" style:family="text">
      <style:text-properties fo:color="#1290c3" style:font-name="Monospace" fo:font-size="10pt" fo:font-weight="bold" style:font-size-asian="10pt" style:font-weight-asian="bold" fo:background-color="#1b6291"/>
    </style:style>
    <style:style style:name="T4" style:family="text">
      <style:text-properties fo:color="#e6e6fa" style:font-name="Monospace" fo:font-size="10pt" style:font-size-asian="10pt" fo:background-color="#323232"/>
    </style:style>
    <style:style style:name="T5" style:family="text">
      <style:text-properties fo:color="#e6e6fa" style:font-name="Monospace" fo:font-size="10pt" officeooo:rsid="001cd883" style:font-size-asian="10pt" fo:background-color="#323232"/>
    </style:style>
    <style:style style:name="T6" style:family="text">
      <style:text-properties fo:color="#f9faf4" style:font-name="Monospace" fo:font-size="10pt" style:font-size-asian="10pt" fo:background-color="#323232"/>
    </style:style>
    <style:style style:name="T7" style:family="text">
      <style:text-properties fo:color="#f9faf4" style:font-name="Monospace" fo:font-size="10pt" officeooo:rsid="001d5142" style:font-size-asian="10pt" fo:background-color="#323232"/>
    </style:style>
    <style:style style:name="T8" style:family="text">
      <style:text-properties fo:color="#f9faf4" style:font-name="Monospace" fo:font-size="10pt" officeooo:rsid="001cd883" style:font-size-asian="10pt" fo:background-color="#323232"/>
    </style:style>
    <style:style style:name="T9" style:family="text">
      <style:text-properties fo:color="#ffbf26" style:font-name="Monospace" fo:font-size="10pt" style:font-size-asian="10pt" fo:background-color="#323232"/>
    </style:style>
    <style:style style:name="T10" style:family="text">
      <style:text-properties fo:color="#6897bb" style:font-name="Monospace" fo:font-size="10pt" style:font-size-asian="10pt" fo:background-color="#323232"/>
    </style:style>
    <style:style style:name="T11" style:family="text">
      <style:text-properties officeooo:rsid="001cd883"/>
    </style:style>
    <style:style style:name="T12" style:family="text">
      <style:text-properties officeooo:rsid="001d5142"/>
    </style:style>
    <style:style style:name="T13" style:family="text">
      <style:text-properties fo:color="#96ec3f" style:font-name="Monospace" fo:font-size="10pt" fo:font-style="italic" style:font-size-asian="10pt" style:font-style-asian="italic" fo:background-color="#323232"/>
    </style:style>
    <style:style style:name="T14" style:family="text">
      <style:text-properties fo:color="#96ec3f" style:font-name="Monospace" fo:font-size="10pt" fo:font-style="italic" officeooo:rsid="001cd883" style:font-size-asian="10pt" style:font-style-asian="italic" fo:background-color="#3232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Foi feito uma calculadora com socket UDP <text:span text:style-name="T12">que é capaz de fazer as quatro operações básicas (+, -, *, /), soma, subtração, multiplicação e divisão </text:span>, onde o cliente se conecta ao servidor mandando a operação, e o servidor devolve o resultado ao cliente.</text:p>
      <text:p text:style-name="P2"><text:tab/>O modo das operações enviadas ao servidor tem a sintaxe <text:s/>&lt;número&gt; &lt;operação&gt; &lt;número&gt;, por exemplo 2 + 2, 2 – 1, 2 * 2, <text:s/>3 / 1.</text:p>
      <text:p text:style-name="P2"><text:tab/><text:span text:style-name="T12">É enviado toda a String em formato de um vetor de bytes para o servidor, o servidor recebe o vetor de bytes e converte em String novamente, foi usado o método split para separar a String em cada partes, e assim distinguir os números da operação.</text:span></text:p>
      <text:p text:style-name="P3"><text:span text:style-name="T11"><text:tab/>Foi usado o metodo </text:span>Integer.parseInt() <text:span text:style-name="T12">para converter as String em números, e o método </text:span>Integer.toString() <text:span text:style-name="T12">para converter o resultado da operação em String novamente, para assim enviar em formato de vetor de bytes para o cli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2:53:16.500346867</meta:creation-date>
    <dc:date>2017-10-20T00:41:17.068529855</dc:date>
    <meta:editing-duration>PT7M3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52" meta:character-count="853" meta:non-whitespace-character-count="698"/>
  </office:meta>
</office:document-meta>
</file>